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86.06pt" svg:height="541.96pt" svg:x="406.94pt" svg:y="49.89pt">
            <loext:p draw:notify-on-update-of-ranges="Sheet1.A3:Sheet1.A102 Sheet1.B3:Sheet1.B102 Sheet1.D3:Sheet1.D102 Sheet1.E3:Sheet1.E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LongCounterWorkStealing</text:p>
          </table:table-cell>
          <table:table-cell table:number-columns-repeated="2"/>
          <table:table-cell office:value-type="string" calcext:value-type="string">
            <text:p>LongAdderWorkStealing</text:p>
          </table:table-cell>
          <table:table-cell/>
        </table:table-row>
        <table:table-row table:style-name="ro1">
          <table:table-cell office:value-type="string" calcext:value-type="string">
            <text:p>countParTask1</text:p>
          </table:table-cell>
          <table:table-cell table:number-columns-repeated="2"/>
          <table:table-cell office:value-type="string" calcext:value-type="string">
            <text:p>countParTask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39.8" calcext:value-type="float">
            <text:p>1083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27.8" calcext:value-type="float">
            <text:p>10727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63.3" calcext:value-type="float">
            <text:p>7263.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41.6" calcext:value-type="float">
            <text:p>8641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71" calcext:value-type="float">
            <text:p>627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948.9" calcext:value-type="float">
            <text:p>6948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61.5" calcext:value-type="float">
            <text:p>5461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150.1" calcext:value-type="float">
            <text:p>6150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55.6" calcext:value-type="float">
            <text:p>5255.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057.8" calcext:value-type="float">
            <text:p>6057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77.8" calcext:value-type="float">
            <text:p>5377.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969.4" calcext:value-type="float">
            <text:p>5969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132" calcext:value-type="float">
            <text:p>813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819" calcext:value-type="float">
            <text:p>58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82.1" calcext:value-type="float">
            <text:p>5182.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776.9" calcext:value-type="float">
            <text:p>5776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187.7" calcext:value-type="float">
            <text:p>8187.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655" calcext:value-type="float">
            <text:p>56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50.4" calcext:value-type="float">
            <text:p>5250.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723.4" calcext:value-type="float">
            <text:p>5723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785.8" calcext:value-type="float">
            <text:p>9785.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592.2" calcext:value-type="float">
            <text:p>5592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64.9" calcext:value-type="float">
            <text:p>5364.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893.6" calcext:value-type="float">
            <text:p>11893.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528.6" calcext:value-type="float">
            <text:p>10528.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515.1" calcext:value-type="float">
            <text:p>5515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12.3" calcext:value-type="float">
            <text:p>5612.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048.5" calcext:value-type="float">
            <text:p>9048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599.5" calcext:value-type="float">
            <text:p>11599.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436.7" calcext:value-type="float">
            <text:p>5436.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82.3" calcext:value-type="float">
            <text:p>5482.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521" calcext:value-type="float">
            <text:p>55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86" calcext:value-type="float">
            <text:p>548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003.5" calcext:value-type="float">
            <text:p>9003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556.5" calcext:value-type="float">
            <text:p>8556.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470.1" calcext:value-type="float">
            <text:p>5470.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76.5" calcext:value-type="float">
            <text:p>5476.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391.3" calcext:value-type="float">
            <text:p>5391.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661.4" calcext:value-type="float">
            <text:p>5661.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223.9" calcext:value-type="float">
            <text:p>6223.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681.2" calcext:value-type="float">
            <text:p>6681.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392.8" calcext:value-type="float">
            <text:p>5392.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567.3" calcext:value-type="float">
            <text:p>5567.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577.1" calcext:value-type="float">
            <text:p>6577.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090.5" calcext:value-type="float">
            <text:p>9090.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356.3" calcext:value-type="float">
            <text:p>5356.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535.1" calcext:value-type="float">
            <text:p>5535.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797" calcext:value-type="float">
            <text:p>679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651.1" calcext:value-type="float">
            <text:p>10651.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354.8" calcext:value-type="float">
            <text:p>5354.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836.6" calcext:value-type="float">
            <text:p>8836.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410.1" calcext:value-type="float">
            <text:p>7410.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504.3" calcext:value-type="float">
            <text:p>5504.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832.9" calcext:value-type="float">
            <text:p>7832.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457.2" calcext:value-type="float">
            <text:p>6457.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446.4" calcext:value-type="float">
            <text:p>5446.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533.3" calcext:value-type="float">
            <text:p>5533.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0753.2" calcext:value-type="float">
            <text:p>10753.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49.6" calcext:value-type="float">
            <text:p>9549.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370.1" calcext:value-type="float">
            <text:p>5370.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550.5" calcext:value-type="float">
            <text:p>5550.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1001.1" calcext:value-type="float">
            <text:p>11001.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631.2" calcext:value-type="float">
            <text:p>8631.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354.3" calcext:value-type="float">
            <text:p>5354.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090.5" calcext:value-type="float">
            <text:p>9090.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1446.7" calcext:value-type="float">
            <text:p>11446.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637.6" calcext:value-type="float">
            <text:p>9637.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8614.3" calcext:value-type="float">
            <text:p>8614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131.4" calcext:value-type="float">
            <text:p>9131.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292.8" calcext:value-type="float">
            <text:p>5292.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745.1" calcext:value-type="float">
            <text:p>8745.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350.1" calcext:value-type="float">
            <text:p>5350.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17" calcext:value-type="float">
            <text:p>971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8858.1" calcext:value-type="float">
            <text:p>8858.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967.9" calcext:value-type="float">
            <text:p>8967.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8478" calcext:value-type="float">
            <text:p>847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086.2" calcext:value-type="float">
            <text:p>9086.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5296.8" calcext:value-type="float">
            <text:p>5296.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614.6" calcext:value-type="float">
            <text:p>9614.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184.5" calcext:value-type="float">
            <text:p>6184.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613.5" calcext:value-type="float">
            <text:p>9613.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8689.4" calcext:value-type="float">
            <text:p>8689.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640.2" calcext:value-type="float">
            <text:p>5640.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382.8" calcext:value-type="float">
            <text:p>5382.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07.1" calcext:value-type="float">
            <text:p>6407.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5337.9" calcext:value-type="float">
            <text:p>5337.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011.6" calcext:value-type="float">
            <text:p>8011.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662.5" calcext:value-type="float">
            <text:p>8662.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903.2" calcext:value-type="float">
            <text:p>5903.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359.1" calcext:value-type="float">
            <text:p>5359.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917.9" calcext:value-type="float">
            <text:p>8917.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373.8" calcext:value-type="float">
            <text:p>5373.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056.4" calcext:value-type="float">
            <text:p>9056.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8884.8" calcext:value-type="float">
            <text:p>8884.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770.1" calcext:value-type="float">
            <text:p>8770.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351.1" calcext:value-type="float">
            <text:p>5351.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008.8" calcext:value-type="float">
            <text:p>9008.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6568.4" calcext:value-type="float">
            <text:p>6568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58.9" calcext:value-type="float">
            <text:p>6358.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830.1" calcext:value-type="float">
            <text:p>7830.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169.1" calcext:value-type="float">
            <text:p>9169.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302.3" calcext:value-type="float">
            <text:p>5302.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761.7" calcext:value-type="float">
            <text:p>8761.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161.1" calcext:value-type="float">
            <text:p>10161.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023.5" calcext:value-type="float">
            <text:p>9023.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356.4" calcext:value-type="float">
            <text:p>5356.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716.9" calcext:value-type="float">
            <text:p>9716.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0507.8" calcext:value-type="float">
            <text:p>10507.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194.8" calcext:value-type="float">
            <text:p>9194.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337.5" calcext:value-type="float">
            <text:p>5337.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098.7" calcext:value-type="float">
            <text:p>6098.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1044.6" calcext:value-type="float">
            <text:p>11044.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981" calcext:value-type="float">
            <text:p>798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8725.6" calcext:value-type="float">
            <text:p>8725.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838.5" calcext:value-type="float">
            <text:p>8838.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5367.2" calcext:value-type="float">
            <text:p>5367.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000.6" calcext:value-type="float">
            <text:p>9000.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5346.5" calcext:value-type="float">
            <text:p>5346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1.2" calcext:value-type="float">
            <text:p>10321.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447.3" calcext:value-type="float">
            <text:p>8447.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035.3" calcext:value-type="float">
            <text:p>9035.3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757.4" calcext:value-type="float">
            <text:p>6757.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015.1" calcext:value-type="float">
            <text:p>9015.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5380.4" calcext:value-type="float">
            <text:p>5380.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721.6" calcext:value-type="float">
            <text:p>8721.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992.1" calcext:value-type="float">
            <text:p>6992.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654.2" calcext:value-type="float">
            <text:p>8654.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5367.3" calcext:value-type="float">
            <text:p>5367.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013.1" calcext:value-type="float">
            <text:p>9013.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394" calcext:value-type="float">
            <text:p>739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587.2" calcext:value-type="float">
            <text:p>10587.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793.6" calcext:value-type="float">
            <text:p>7793.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014.2" calcext:value-type="float">
            <text:p>9014.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329.8" calcext:value-type="float">
            <text:p>5329.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992.3" calcext:value-type="float">
            <text:p>5992.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1120.2" calcext:value-type="float">
            <text:p>11120.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871.4" calcext:value-type="float">
            <text:p>7871.4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697.3" calcext:value-type="float">
            <text:p>8697.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390.7" calcext:value-type="float">
            <text:p>8390.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385.6" calcext:value-type="float">
            <text:p>5385.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641.4" calcext:value-type="float">
            <text:p>6641.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5953.4" calcext:value-type="float">
            <text:p>5953.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712.7" calcext:value-type="float">
            <text:p>7712.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5362.8" calcext:value-type="float">
            <text:p>5362.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108.5" calcext:value-type="float">
            <text:p>9108.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462.5" calcext:value-type="float">
            <text:p>7462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951.9" calcext:value-type="float">
            <text:p>5951.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5352.7" calcext:value-type="float">
            <text:p>5352.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718.1" calcext:value-type="float">
            <text:p>5718.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706.9" calcext:value-type="float">
            <text:p>7706.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698.7" calcext:value-type="float">
            <text:p>11698.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815.4" calcext:value-type="float">
            <text:p>7815.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877.3" calcext:value-type="float">
            <text:p>8877.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965" calcext:value-type="float">
            <text:p>896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015.6" calcext:value-type="float">
            <text:p>8015.6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8553.8" calcext:value-type="float">
            <text:p>8553.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596.5" calcext:value-type="float">
            <text:p>8596.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8217" calcext:value-type="float">
            <text:p>821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821.6" calcext:value-type="float">
            <text:p>5821.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332.2" calcext:value-type="float">
            <text:p>5332.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747" calcext:value-type="float">
            <text:p>874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8532.6" calcext:value-type="float">
            <text:p>8532.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439.6" calcext:value-type="float">
            <text:p>7439.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110.2" calcext:value-type="float">
            <text:p>8110.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275.8" calcext:value-type="float">
            <text:p>7275.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849.6" calcext:value-type="float">
            <text:p>8849.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724.8" calcext:value-type="float">
            <text:p>8724.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609.5" calcext:value-type="float">
            <text:p>8609.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992.5" calcext:value-type="float">
            <text:p>8992.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239.9" calcext:value-type="float">
            <text:p>8239.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940.3" calcext:value-type="float">
            <text:p>7940.3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898.2" calcext:value-type="float">
            <text:p>7898.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944" calcext:value-type="float">
            <text:p>894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8803.5" calcext:value-type="float">
            <text:p>8803.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808.5" calcext:value-type="float">
            <text:p>8808.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372.8" calcext:value-type="float">
            <text:p>5372.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618.2" calcext:value-type="float">
            <text:p>7618.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727.4" calcext:value-type="float">
            <text:p>5727.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267.2" calcext:value-type="float">
            <text:p>8267.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361.7" calcext:value-type="float">
            <text:p>5361.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68.3" calcext:value-type="float">
            <text:p>9268.3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7047.6" calcext:value-type="float">
            <text:p>7047.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961.6" calcext:value-type="float">
            <text:p>6961.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7323" calcext:value-type="float">
            <text:p>732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637" calcext:value-type="float">
            <text:p>863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8882.8" calcext:value-type="float">
            <text:p>8882.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872.6" calcext:value-type="float">
            <text:p>8872.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5375.1" calcext:value-type="float">
            <text:p>5375.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726.4" calcext:value-type="float">
            <text:p>6726.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367.9" calcext:value-type="float">
            <text:p>5367.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970.5" calcext:value-type="float">
            <text:p>7970.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7212.1" calcext:value-type="float">
            <text:p>7212.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254" calcext:value-type="float">
            <text:p>9254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8613.5" calcext:value-type="float">
            <text:p>8613.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836.5" calcext:value-type="float">
            <text:p>8836.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8732.3" calcext:value-type="float">
            <text:p>8732.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777.7" calcext:value-type="float">
            <text:p>5777.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6085.3" calcext:value-type="float">
            <text:p>6085.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874.5" calcext:value-type="float">
            <text:p>7874.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155.4" calcext:value-type="float">
            <text:p>7155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oto Sans" fo:language="en" fo:country="US" style:font-name-asian="Noto Sans1" style:language-asian="zh" style:country-asian="CN" style:font-name-complex="Noto Sans Arabic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oto Sans'" style:font-family-generic="roman" style:font-pitch="variable" fo:font-size="12pt" fo:language="en" fo:country="US" style:letter-kerning="true" style:font-name-asian="Noto Sans1" style:font-size-asian="12pt" style:language-asian="zh" style:country-asian="CN" style:font-name-complex="Noto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2">00/00/0000</text:date>, <text:time style:data-style-name="N2" text:time-value="16:38:52.2937649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20:14:46.072135229</meta:creation-date>
    <dc:date>2017-10-12T16:42:36.695212372</dc:date>
    <meta:editing-duration>PT10M23S</meta:editing-duration>
    <meta:editing-cycles>2</meta:editing-cycles>
    <meta:generator>LibreOffice/5.3.6.1$Linux_X86_64 LibreOffice_project/30m0$Build-1</meta:generator>
    <meta:document-statistic meta:table-count="1" meta:cell-count="4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787cm" svg:height="19.12cm" xlink:href=".." xlink:type="simple" chart:class="chart:scatter" chart:style-name="ch1">
        <chart:title svg:x="12.283cm" svg:y="0.517cm" chart:style-name="ch2">
          <text:p>WorkstealingPools, LongAdder vs. LongCounter</text:p>
        </chart:title>
        <chart:legend chart:legend-position="end" svg:x="31.485cm" svg:y="8.986cm" style:legend-expansion="high" chart:style-name="ch3"/>
        <chart:plot-area chart:style-name="ch4" table:cell-range-address="Sheet1.A3:Sheet1.B102 Sheet1.E3:Sheet1.E102" chart:data-source-has-labels="row" svg:x="1.733cm" svg:y="1.758cm" svg:width="29.057cm" svg:height="15.972cm">
          <chartooo:coordinate-region svg:x="2.725cm" svg:y="1.97cm" svg:width="27.6cm" svg:height="15.087cm"/>
          <chart:axis chart:dimension="x" chart:name="primary-x" chart:style-name="ch5">
            <chart:title svg:x="14.987cm" svg:y="18.113cm" chart:style-name="ch6">
              <text:p>Number of tasks</text:p>
            </chart:title>
          </chart:axis>
          <chart:axis chart:dimension="y" chart:name="primary-y" chart:style-name="ch5">
            <chart:title svg:x="0.451cm" svg:y="11.415cm" chart:style-name="ch7">
              <text:p>Time in microseconds</text:p>
            </chart:title>
            <chart:grid chart:style-name="ch8" chart:class="major"/>
          </chart:axis>
          <chart:series chart:style-name="ch9" chart:values-cell-range-address="Sheet1.B3:Sheet1.B102" loext:label-string="longcounter" chart:class="chart:scatter">
            <chart:domain table:cell-range-address="Sheet1.A3:Sheet1.A102"/>
            <chart:data-point chart:repeated="100"/>
          </chart:series>
          <chart:series chart:style-name="ch10" chart:values-cell-range-address="Sheet1.E3:Sheet1.E102" loext:label-string="longadder" chart:class="chart:scatter">
            <chart:domain table:cell-range-address="Sheet1.D3:Sheet1.D102"/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ngcounter</text:p>
              </table:table-cell>
              <table:table-cell office:value-type="string">
                <text:p>Column D</text:p>
              </table:table-cell>
              <table:table-cell office:value-type="string">
                <text:p>longadd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2</svg:desc>
                </draw:g>
              </table:table-cell>
              <table:table-cell office:value-type="float" office:value="10839.8">
                <text:p>10839.8</text:p>
                <draw:g>
                  <svg:desc>Sheet1.B3:Sheet1.B102</svg:desc>
                </draw:g>
              </table:table-cell>
              <table:table-cell office:value-type="float" office:value="1">
                <text:p>1</text:p>
                <draw:g>
                  <svg:desc>Sheet1.D3:Sheet1.D102</svg:desc>
                </draw:g>
              </table:table-cell>
              <table:table-cell office:value-type="float" office:value="10727.8">
                <text:p>10727.8</text:p>
                <draw:g>
                  <svg:desc>Sheet1.E3:Sheet1.E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263.3">
                <text:p>7263.3</text:p>
              </table:table-cell>
              <table:table-cell office:value-type="float" office:value="2">
                <text:p>2</text:p>
              </table:table-cell>
              <table:table-cell office:value-type="float" office:value="8641.6">
                <text:p>8641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271">
                <text:p>6271</text:p>
              </table:table-cell>
              <table:table-cell office:value-type="float" office:value="3">
                <text:p>3</text:p>
              </table:table-cell>
              <table:table-cell office:value-type="float" office:value="6948.9">
                <text:p>6948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461.5">
                <text:p>5461.5</text:p>
              </table:table-cell>
              <table:table-cell office:value-type="float" office:value="4">
                <text:p>4</text:p>
              </table:table-cell>
              <table:table-cell office:value-type="float" office:value="6150.1">
                <text:p>615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255.6">
                <text:p>5255.6</text:p>
              </table:table-cell>
              <table:table-cell office:value-type="float" office:value="5">
                <text:p>5</text:p>
              </table:table-cell>
              <table:table-cell office:value-type="float" office:value="6057.8">
                <text:p>6057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377.8">
                <text:p>5377.8</text:p>
              </table:table-cell>
              <table:table-cell office:value-type="float" office:value="6">
                <text:p>6</text:p>
              </table:table-cell>
              <table:table-cell office:value-type="float" office:value="5969.4">
                <text:p>5969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132">
                <text:p>8132</text:p>
              </table:table-cell>
              <table:table-cell office:value-type="float" office:value="7">
                <text:p>7</text:p>
              </table:table-cell>
              <table:table-cell office:value-type="float" office:value="5819">
                <text:p>58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182.1">
                <text:p>5182.1</text:p>
              </table:table-cell>
              <table:table-cell office:value-type="float" office:value="8">
                <text:p>8</text:p>
              </table:table-cell>
              <table:table-cell office:value-type="float" office:value="5776.9">
                <text:p>5776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187.7">
                <text:p>8187.7</text:p>
              </table:table-cell>
              <table:table-cell office:value-type="float" office:value="9">
                <text:p>9</text:p>
              </table:table-cell>
              <table:table-cell office:value-type="float" office:value="5655">
                <text:p>56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250.4">
                <text:p>5250.4</text:p>
              </table:table-cell>
              <table:table-cell office:value-type="float" office:value="10">
                <text:p>10</text:p>
              </table:table-cell>
              <table:table-cell office:value-type="float" office:value="5723.4">
                <text:p>5723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785.8">
                <text:p>9785.8</text:p>
              </table:table-cell>
              <table:table-cell office:value-type="float" office:value="11">
                <text:p>11</text:p>
              </table:table-cell>
              <table:table-cell office:value-type="float" office:value="5592.2">
                <text:p>5592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364.9">
                <text:p>5364.9</text:p>
              </table:table-cell>
              <table:table-cell office:value-type="float" office:value="12">
                <text:p>12</text:p>
              </table:table-cell>
              <table:table-cell office:value-type="float" office:value="11893.6">
                <text:p>11893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528.6">
                <text:p>10528.6</text:p>
              </table:table-cell>
              <table:table-cell office:value-type="float" office:value="13">
                <text:p>13</text:p>
              </table:table-cell>
              <table:table-cell office:value-type="float" office:value="5515.1">
                <text:p>5515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612.3">
                <text:p>5612.3</text:p>
              </table:table-cell>
              <table:table-cell office:value-type="float" office:value="14">
                <text:p>14</text:p>
              </table:table-cell>
              <table:table-cell office:value-type="float" office:value="9048.5">
                <text:p>9048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1599.5">
                <text:p>11599.5</text:p>
              </table:table-cell>
              <table:table-cell office:value-type="float" office:value="15">
                <text:p>15</text:p>
              </table:table-cell>
              <table:table-cell office:value-type="float" office:value="5436.7">
                <text:p>5436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482.3">
                <text:p>5482.3</text:p>
              </table:table-cell>
              <table:table-cell office:value-type="float" office:value="16">
                <text:p>16</text:p>
              </table:table-cell>
              <table:table-cell office:value-type="float" office:value="5521">
                <text:p>55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486">
                <text:p>5486</text:p>
              </table:table-cell>
              <table:table-cell office:value-type="float" office:value="17">
                <text:p>17</text:p>
              </table:table-cell>
              <table:table-cell office:value-type="float" office:value="9003.5">
                <text:p>9003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8556.5">
                <text:p>8556.5</text:p>
              </table:table-cell>
              <table:table-cell office:value-type="float" office:value="18">
                <text:p>18</text:p>
              </table:table-cell>
              <table:table-cell office:value-type="float" office:value="5470.1">
                <text:p>5470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476.5">
                <text:p>5476.5</text:p>
              </table:table-cell>
              <table:table-cell office:value-type="float" office:value="19">
                <text:p>19</text:p>
              </table:table-cell>
              <table:table-cell office:value-type="float" office:value="5391.3">
                <text:p>5391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661.4">
                <text:p>5661.4</text:p>
              </table:table-cell>
              <table:table-cell office:value-type="float" office:value="20">
                <text:p>20</text:p>
              </table:table-cell>
              <table:table-cell office:value-type="float" office:value="6223.9">
                <text:p>6223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681.2">
                <text:p>6681.2</text:p>
              </table:table-cell>
              <table:table-cell office:value-type="float" office:value="21">
                <text:p>21</text:p>
              </table:table-cell>
              <table:table-cell office:value-type="float" office:value="5392.8">
                <text:p>5392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5567.3">
                <text:p>5567.3</text:p>
              </table:table-cell>
              <table:table-cell office:value-type="float" office:value="22">
                <text:p>22</text:p>
              </table:table-cell>
              <table:table-cell office:value-type="float" office:value="6577.1">
                <text:p>6577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9090.5">
                <text:p>9090.5</text:p>
              </table:table-cell>
              <table:table-cell office:value-type="float" office:value="23">
                <text:p>23</text:p>
              </table:table-cell>
              <table:table-cell office:value-type="float" office:value="5356.3">
                <text:p>5356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5535.1">
                <text:p>5535.1</text:p>
              </table:table-cell>
              <table:table-cell office:value-type="float" office:value="24">
                <text:p>24</text:p>
              </table:table-cell>
              <table:table-cell office:value-type="float" office:value="6797">
                <text:p>67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0651.1">
                <text:p>10651.1</text:p>
              </table:table-cell>
              <table:table-cell office:value-type="float" office:value="25">
                <text:p>25</text:p>
              </table:table-cell>
              <table:table-cell office:value-type="float" office:value="5354.8">
                <text:p>5354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836.6">
                <text:p>8836.6</text:p>
              </table:table-cell>
              <table:table-cell office:value-type="float" office:value="26">
                <text:p>26</text:p>
              </table:table-cell>
              <table:table-cell office:value-type="float" office:value="7410.1">
                <text:p>7410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5504.3">
                <text:p>5504.3</text:p>
              </table:table-cell>
              <table:table-cell office:value-type="float" office:value="27">
                <text:p>27</text:p>
              </table:table-cell>
              <table:table-cell office:value-type="float" office:value="7832.9">
                <text:p>7832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457.2">
                <text:p>6457.2</text:p>
              </table:table-cell>
              <table:table-cell office:value-type="float" office:value="28">
                <text:p>28</text:p>
              </table:table-cell>
              <table:table-cell office:value-type="float" office:value="5446.4">
                <text:p>5446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533.3">
                <text:p>5533.3</text:p>
              </table:table-cell>
              <table:table-cell office:value-type="float" office:value="29">
                <text:p>29</text:p>
              </table:table-cell>
              <table:table-cell office:value-type="float" office:value="10753.2">
                <text:p>10753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549.6">
                <text:p>9549.6</text:p>
              </table:table-cell>
              <table:table-cell office:value-type="float" office:value="30">
                <text:p>30</text:p>
              </table:table-cell>
              <table:table-cell office:value-type="float" office:value="5370.1">
                <text:p>5370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550.5">
                <text:p>5550.5</text:p>
              </table:table-cell>
              <table:table-cell office:value-type="float" office:value="31">
                <text:p>31</text:p>
              </table:table-cell>
              <table:table-cell office:value-type="float" office:value="11001.1">
                <text:p>11001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631.2">
                <text:p>8631.2</text:p>
              </table:table-cell>
              <table:table-cell office:value-type="float" office:value="32">
                <text:p>32</text:p>
              </table:table-cell>
              <table:table-cell office:value-type="float" office:value="5354.3">
                <text:p>5354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090.5">
                <text:p>9090.5</text:p>
              </table:table-cell>
              <table:table-cell office:value-type="float" office:value="33">
                <text:p>33</text:p>
              </table:table-cell>
              <table:table-cell office:value-type="float" office:value="11446.7">
                <text:p>11446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9637.6">
                <text:p>9637.6</text:p>
              </table:table-cell>
              <table:table-cell office:value-type="float" office:value="34">
                <text:p>34</text:p>
              </table:table-cell>
              <table:table-cell office:value-type="float" office:value="8614.3">
                <text:p>8614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131.4">
                <text:p>9131.4</text:p>
              </table:table-cell>
              <table:table-cell office:value-type="float" office:value="35">
                <text:p>35</text:p>
              </table:table-cell>
              <table:table-cell office:value-type="float" office:value="5292.8">
                <text:p>5292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8745.1">
                <text:p>8745.1</text:p>
              </table:table-cell>
              <table:table-cell office:value-type="float" office:value="36">
                <text:p>36</text:p>
              </table:table-cell>
              <table:table-cell office:value-type="float" office:value="5350.1">
                <text:p>5350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9717">
                <text:p>9717</text:p>
              </table:table-cell>
              <table:table-cell office:value-type="float" office:value="37">
                <text:p>37</text:p>
              </table:table-cell>
              <table:table-cell office:value-type="float" office:value="8858.1">
                <text:p>8858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8967.9">
                <text:p>8967.9</text:p>
              </table:table-cell>
              <table:table-cell office:value-type="float" office:value="38">
                <text:p>38</text:p>
              </table:table-cell>
              <table:table-cell office:value-type="float" office:value="8478">
                <text:p>84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9086.2">
                <text:p>9086.2</text:p>
              </table:table-cell>
              <table:table-cell office:value-type="float" office:value="39">
                <text:p>39</text:p>
              </table:table-cell>
              <table:table-cell office:value-type="float" office:value="5296.8">
                <text:p>5296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9614.6">
                <text:p>9614.6</text:p>
              </table:table-cell>
              <table:table-cell office:value-type="float" office:value="40">
                <text:p>40</text:p>
              </table:table-cell>
              <table:table-cell office:value-type="float" office:value="6184.5">
                <text:p>6184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9613.5">
                <text:p>9613.5</text:p>
              </table:table-cell>
              <table:table-cell office:value-type="float" office:value="41">
                <text:p>41</text:p>
              </table:table-cell>
              <table:table-cell office:value-type="float" office:value="8689.4">
                <text:p>8689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5640.2">
                <text:p>5640.2</text:p>
              </table:table-cell>
              <table:table-cell office:value-type="float" office:value="42">
                <text:p>42</text:p>
              </table:table-cell>
              <table:table-cell office:value-type="float" office:value="5382.8">
                <text:p>5382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6407.1">
                <text:p>6407.1</text:p>
              </table:table-cell>
              <table:table-cell office:value-type="float" office:value="43">
                <text:p>43</text:p>
              </table:table-cell>
              <table:table-cell office:value-type="float" office:value="5337.9">
                <text:p>5337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8011.6">
                <text:p>8011.6</text:p>
              </table:table-cell>
              <table:table-cell office:value-type="float" office:value="44">
                <text:p>44</text:p>
              </table:table-cell>
              <table:table-cell office:value-type="float" office:value="8662.5">
                <text:p>8662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5903.2">
                <text:p>5903.2</text:p>
              </table:table-cell>
              <table:table-cell office:value-type="float" office:value="45">
                <text:p>45</text:p>
              </table:table-cell>
              <table:table-cell office:value-type="float" office:value="5359.1">
                <text:p>5359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8917.9">
                <text:p>8917.9</text:p>
              </table:table-cell>
              <table:table-cell office:value-type="float" office:value="46">
                <text:p>46</text:p>
              </table:table-cell>
              <table:table-cell office:value-type="float" office:value="5373.8">
                <text:p>5373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9056.4">
                <text:p>9056.4</text:p>
              </table:table-cell>
              <table:table-cell office:value-type="float" office:value="47">
                <text:p>47</text:p>
              </table:table-cell>
              <table:table-cell office:value-type="float" office:value="8884.8">
                <text:p>8884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8770.1">
                <text:p>8770.1</text:p>
              </table:table-cell>
              <table:table-cell office:value-type="float" office:value="48">
                <text:p>48</text:p>
              </table:table-cell>
              <table:table-cell office:value-type="float" office:value="5351.1">
                <text:p>5351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9008.8">
                <text:p>9008.8</text:p>
              </table:table-cell>
              <table:table-cell office:value-type="float" office:value="49">
                <text:p>49</text:p>
              </table:table-cell>
              <table:table-cell office:value-type="float" office:value="6568.4">
                <text:p>6568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358.9">
                <text:p>6358.9</text:p>
              </table:table-cell>
              <table:table-cell office:value-type="float" office:value="50">
                <text:p>50</text:p>
              </table:table-cell>
              <table:table-cell office:value-type="float" office:value="7830.1">
                <text:p>7830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9169.1">
                <text:p>9169.1</text:p>
              </table:table-cell>
              <table:table-cell office:value-type="float" office:value="51">
                <text:p>51</text:p>
              </table:table-cell>
              <table:table-cell office:value-type="float" office:value="5302.3">
                <text:p>5302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8761.7">
                <text:p>8761.7</text:p>
              </table:table-cell>
              <table:table-cell office:value-type="float" office:value="52">
                <text:p>52</text:p>
              </table:table-cell>
              <table:table-cell office:value-type="float" office:value="10161.1">
                <text:p>10161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9023.5">
                <text:p>9023.5</text:p>
              </table:table-cell>
              <table:table-cell office:value-type="float" office:value="53">
                <text:p>53</text:p>
              </table:table-cell>
              <table:table-cell office:value-type="float" office:value="5356.4">
                <text:p>5356.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9716.9">
                <text:p>9716.9</text:p>
              </table:table-cell>
              <table:table-cell office:value-type="float" office:value="54">
                <text:p>54</text:p>
              </table:table-cell>
              <table:table-cell office:value-type="float" office:value="10507.8">
                <text:p>10507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9194.8">
                <text:p>9194.8</text:p>
              </table:table-cell>
              <table:table-cell office:value-type="float" office:value="55">
                <text:p>55</text:p>
              </table:table-cell>
              <table:table-cell office:value-type="float" office:value="5337.5">
                <text:p>5337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6098.7">
                <text:p>6098.7</text:p>
              </table:table-cell>
              <table:table-cell office:value-type="float" office:value="56">
                <text:p>56</text:p>
              </table:table-cell>
              <table:table-cell office:value-type="float" office:value="11044.6">
                <text:p>11044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7981">
                <text:p>7981</text:p>
              </table:table-cell>
              <table:table-cell office:value-type="float" office:value="57">
                <text:p>57</text:p>
              </table:table-cell>
              <table:table-cell office:value-type="float" office:value="8725.6">
                <text:p>8725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8838.5">
                <text:p>8838.5</text:p>
              </table:table-cell>
              <table:table-cell office:value-type="float" office:value="58">
                <text:p>58</text:p>
              </table:table-cell>
              <table:table-cell office:value-type="float" office:value="5367.2">
                <text:p>5367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9000.6">
                <text:p>9000.6</text:p>
              </table:table-cell>
              <table:table-cell office:value-type="float" office:value="59">
                <text:p>59</text:p>
              </table:table-cell>
              <table:table-cell office:value-type="float" office:value="5346.5">
                <text:p>5346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0321.2">
                <text:p>10321.2</text:p>
              </table:table-cell>
              <table:table-cell office:value-type="float" office:value="60">
                <text:p>60</text:p>
              </table:table-cell>
              <table:table-cell office:value-type="float" office:value="8447.3">
                <text:p>8447.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9035.3">
                <text:p>9035.3</text:p>
              </table:table-cell>
              <table:table-cell office:value-type="float" office:value="61">
                <text:p>61</text:p>
              </table:table-cell>
              <table:table-cell office:value-type="float" office:value="6757.4">
                <text:p>6757.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9015.1">
                <text:p>9015.1</text:p>
              </table:table-cell>
              <table:table-cell office:value-type="float" office:value="62">
                <text:p>62</text:p>
              </table:table-cell>
              <table:table-cell office:value-type="float" office:value="5380.4">
                <text:p>5380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8721.6">
                <text:p>8721.6</text:p>
              </table:table-cell>
              <table:table-cell office:value-type="float" office:value="63">
                <text:p>63</text:p>
              </table:table-cell>
              <table:table-cell office:value-type="float" office:value="6992.1">
                <text:p>6992.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8654.2">
                <text:p>8654.2</text:p>
              </table:table-cell>
              <table:table-cell office:value-type="float" office:value="64">
                <text:p>64</text:p>
              </table:table-cell>
              <table:table-cell office:value-type="float" office:value="5367.3">
                <text:p>5367.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9013.1">
                <text:p>9013.1</text:p>
              </table:table-cell>
              <table:table-cell office:value-type="float" office:value="65">
                <text:p>65</text:p>
              </table:table-cell>
              <table:table-cell office:value-type="float" office:value="7394">
                <text:p>73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0587.2">
                <text:p>10587.2</text:p>
              </table:table-cell>
              <table:table-cell office:value-type="float" office:value="66">
                <text:p>66</text:p>
              </table:table-cell>
              <table:table-cell office:value-type="float" office:value="7793.6">
                <text:p>7793.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9014.2">
                <text:p>9014.2</text:p>
              </table:table-cell>
              <table:table-cell office:value-type="float" office:value="67">
                <text:p>67</text:p>
              </table:table-cell>
              <table:table-cell office:value-type="float" office:value="5329.8">
                <text:p>5329.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992.3">
                <text:p>5992.3</text:p>
              </table:table-cell>
              <table:table-cell office:value-type="float" office:value="68">
                <text:p>68</text:p>
              </table:table-cell>
              <table:table-cell office:value-type="float" office:value="11120.2">
                <text:p>11120.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871.4">
                <text:p>7871.4</text:p>
              </table:table-cell>
              <table:table-cell office:value-type="float" office:value="69">
                <text:p>69</text:p>
              </table:table-cell>
              <table:table-cell office:value-type="float" office:value="8697.3">
                <text:p>8697.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8390.7">
                <text:p>8390.7</text:p>
              </table:table-cell>
              <table:table-cell office:value-type="float" office:value="70">
                <text:p>70</text:p>
              </table:table-cell>
              <table:table-cell office:value-type="float" office:value="5385.6">
                <text:p>5385.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6641.4">
                <text:p>6641.4</text:p>
              </table:table-cell>
              <table:table-cell office:value-type="float" office:value="71">
                <text:p>71</text:p>
              </table:table-cell>
              <table:table-cell office:value-type="float" office:value="5953.4">
                <text:p>5953.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712.7">
                <text:p>7712.7</text:p>
              </table:table-cell>
              <table:table-cell office:value-type="float" office:value="72">
                <text:p>72</text:p>
              </table:table-cell>
              <table:table-cell office:value-type="float" office:value="5362.8">
                <text:p>5362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9108.5">
                <text:p>9108.5</text:p>
              </table:table-cell>
              <table:table-cell office:value-type="float" office:value="73">
                <text:p>73</text:p>
              </table:table-cell>
              <table:table-cell office:value-type="float" office:value="7462.5">
                <text:p>7462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5951.9">
                <text:p>5951.9</text:p>
              </table:table-cell>
              <table:table-cell office:value-type="float" office:value="74">
                <text:p>74</text:p>
              </table:table-cell>
              <table:table-cell office:value-type="float" office:value="5352.7">
                <text:p>5352.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5718.1">
                <text:p>5718.1</text:p>
              </table:table-cell>
              <table:table-cell office:value-type="float" office:value="75">
                <text:p>75</text:p>
              </table:table-cell>
              <table:table-cell office:value-type="float" office:value="7706.9">
                <text:p>7706.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1698.7">
                <text:p>11698.7</text:p>
              </table:table-cell>
              <table:table-cell office:value-type="float" office:value="76">
                <text:p>76</text:p>
              </table:table-cell>
              <table:table-cell office:value-type="float" office:value="7815.4">
                <text:p>7815.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8877.3">
                <text:p>8877.3</text:p>
              </table:table-cell>
              <table:table-cell office:value-type="float" office:value="77">
                <text:p>77</text:p>
              </table:table-cell>
              <table:table-cell office:value-type="float" office:value="8965">
                <text:p>89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8015.6">
                <text:p>8015.6</text:p>
              </table:table-cell>
              <table:table-cell office:value-type="float" office:value="78">
                <text:p>78</text:p>
              </table:table-cell>
              <table:table-cell office:value-type="float" office:value="8553.8">
                <text:p>8553.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8596.5">
                <text:p>8596.5</text:p>
              </table:table-cell>
              <table:table-cell office:value-type="float" office:value="79">
                <text:p>79</text:p>
              </table:table-cell>
              <table:table-cell office:value-type="float" office:value="8217">
                <text:p>82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5821.6">
                <text:p>5821.6</text:p>
              </table:table-cell>
              <table:table-cell office:value-type="float" office:value="80">
                <text:p>80</text:p>
              </table:table-cell>
              <table:table-cell office:value-type="float" office:value="5332.2">
                <text:p>5332.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747">
                <text:p>8747</text:p>
              </table:table-cell>
              <table:table-cell office:value-type="float" office:value="81">
                <text:p>81</text:p>
              </table:table-cell>
              <table:table-cell office:value-type="float" office:value="8532.6">
                <text:p>8532.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7439.6">
                <text:p>7439.6</text:p>
              </table:table-cell>
              <table:table-cell office:value-type="float" office:value="82">
                <text:p>82</text:p>
              </table:table-cell>
              <table:table-cell office:value-type="float" office:value="8110.2">
                <text:p>8110.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7275.8">
                <text:p>7275.8</text:p>
              </table:table-cell>
              <table:table-cell office:value-type="float" office:value="83">
                <text:p>83</text:p>
              </table:table-cell>
              <table:table-cell office:value-type="float" office:value="8849.6">
                <text:p>8849.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724.8">
                <text:p>8724.8</text:p>
              </table:table-cell>
              <table:table-cell office:value-type="float" office:value="84">
                <text:p>84</text:p>
              </table:table-cell>
              <table:table-cell office:value-type="float" office:value="8609.5">
                <text:p>8609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992.5">
                <text:p>8992.5</text:p>
              </table:table-cell>
              <table:table-cell office:value-type="float" office:value="85">
                <text:p>85</text:p>
              </table:table-cell>
              <table:table-cell office:value-type="float" office:value="8239.9">
                <text:p>8239.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7940.3">
                <text:p>7940.3</text:p>
              </table:table-cell>
              <table:table-cell office:value-type="float" office:value="86">
                <text:p>86</text:p>
              </table:table-cell>
              <table:table-cell office:value-type="float" office:value="7898.2">
                <text:p>7898.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944">
                <text:p>8944</text:p>
              </table:table-cell>
              <table:table-cell office:value-type="float" office:value="87">
                <text:p>87</text:p>
              </table:table-cell>
              <table:table-cell office:value-type="float" office:value="8803.5">
                <text:p>8803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08.5">
                <text:p>8808.5</text:p>
              </table:table-cell>
              <table:table-cell office:value-type="float" office:value="88">
                <text:p>88</text:p>
              </table:table-cell>
              <table:table-cell office:value-type="float" office:value="5372.8">
                <text:p>5372.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7618.2">
                <text:p>7618.2</text:p>
              </table:table-cell>
              <table:table-cell office:value-type="float" office:value="89">
                <text:p>89</text:p>
              </table:table-cell>
              <table:table-cell office:value-type="float" office:value="5727.4">
                <text:p>5727.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267.2">
                <text:p>8267.2</text:p>
              </table:table-cell>
              <table:table-cell office:value-type="float" office:value="90">
                <text:p>90</text:p>
              </table:table-cell>
              <table:table-cell office:value-type="float" office:value="5361.7">
                <text:p>5361.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268.3">
                <text:p>9268.3</text:p>
              </table:table-cell>
              <table:table-cell office:value-type="float" office:value="91">
                <text:p>91</text:p>
              </table:table-cell>
              <table:table-cell office:value-type="float" office:value="7047.6">
                <text:p>7047.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6961.6">
                <text:p>6961.6</text:p>
              </table:table-cell>
              <table:table-cell office:value-type="float" office:value="92">
                <text:p>92</text:p>
              </table:table-cell>
              <table:table-cell office:value-type="float" office:value="7323">
                <text:p>73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8637">
                <text:p>8637</text:p>
              </table:table-cell>
              <table:table-cell office:value-type="float" office:value="93">
                <text:p>93</text:p>
              </table:table-cell>
              <table:table-cell office:value-type="float" office:value="8882.8">
                <text:p>8882.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8872.6">
                <text:p>8872.6</text:p>
              </table:table-cell>
              <table:table-cell office:value-type="float" office:value="94">
                <text:p>94</text:p>
              </table:table-cell>
              <table:table-cell office:value-type="float" office:value="5375.1">
                <text:p>5375.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726.4">
                <text:p>6726.4</text:p>
              </table:table-cell>
              <table:table-cell office:value-type="float" office:value="95">
                <text:p>95</text:p>
              </table:table-cell>
              <table:table-cell office:value-type="float" office:value="5367.9">
                <text:p>5367.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7970.5">
                <text:p>7970.5</text:p>
              </table:table-cell>
              <table:table-cell office:value-type="float" office:value="96">
                <text:p>96</text:p>
              </table:table-cell>
              <table:table-cell office:value-type="float" office:value="7212.1">
                <text:p>7212.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254">
                <text:p>9254</text:p>
              </table:table-cell>
              <table:table-cell office:value-type="float" office:value="97">
                <text:p>97</text:p>
              </table:table-cell>
              <table:table-cell office:value-type="float" office:value="8613.5">
                <text:p>8613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836.5">
                <text:p>8836.5</text:p>
              </table:table-cell>
              <table:table-cell office:value-type="float" office:value="98">
                <text:p>98</text:p>
              </table:table-cell>
              <table:table-cell office:value-type="float" office:value="8732.3">
                <text:p>8732.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5777.7">
                <text:p>5777.7</text:p>
              </table:table-cell>
              <table:table-cell office:value-type="float" office:value="99">
                <text:p>99</text:p>
              </table:table-cell>
              <table:table-cell office:value-type="float" office:value="6085.3">
                <text:p>6085.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874.5">
                <text:p>7874.5</text:p>
              </table:table-cell>
              <table:table-cell office:value-type="float" office:value="100">
                <text:p>100</text:p>
              </table:table-cell>
              <table:table-cell office:value-type="float" office:value="7155.4">
                <text:p>7155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